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03in" table:align="center" style:may-break-between-rows="false" style:writing-mode="lr-tb"/>
    </style:style>
    <style:style style:name="t1.A" style:family="table-column">
      <style:table-column-properties style:column-width="2.4639in"/>
    </style:style>
    <style:style style:name="t1.B" style:family="table-column">
      <style:table-column-properties style:column-width="0.6313in"/>
    </style:style>
    <style:style style:name="t1.C" style:family="table-column">
      <style:table-column-properties style:column-width="0.8986in"/>
    </style:style>
    <style:style style:name="t1.F" style:family="table-column">
      <style:table-column-properties style:column-width="0.8993in"/>
    </style:style>
    <style:style style:name="t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.A3" style:family="table-cell">
      <style:table-cell-properties fo:padding="0.0382in" fo:border-left="0.0347in solid #000000" fo:border-right="none" fo:border-top="none" fo:border-bottom="0.0069in solid #000000"/>
    </style:style>
    <style:style style:name="t1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.8" style:family="table-row">
      <style:table-row-properties style:min-row-height="0.3326in"/>
    </style:style>
    <style:style style:name="t1.A8" style:family="table-cell">
      <style:table-cell-properties fo:padding="0.0382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9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1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P12" style:family="paragraph" style:parent-style-name="Standard">
      <style:paragraph-properties style:snap-to-layout-gri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text-position="0% 100%" style:font-name="Arial" fo:font-size="9pt" style:font-size-asian="9pt" style:font-size-complex="9pt"/>
    </style:style>
    <style:style style:name="P15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6" style:family="paragraph" style:parent-style-name="Standard" style:master-page-name="">
      <style:paragraph-properties fo:margin-left="0in" fo:margin-right="0in" fo:margin-top="0.0598in" fo:margin-bottom="0in" fo:line-height="100%" fo:text-indent="0.1972in" style:auto-text-indent="false" style:page-number="auto"/>
    </style:style>
    <style:style style:name="P17" style:family="paragraph" style:parent-style-name="Standard">
      <style:paragraph-properties fo:margin-left="0in" fo:margin-right="0in" fo:margin-top="0in" fo:margin-bottom="0in" fo:line-height="100%" fo:text-indent="0.1972in" style:auto-text-indent="false"/>
      <style:text-properties fo:font-size="6pt" style:font-size-asian="6pt" style:font-size-complex="6pt"/>
    </style:style>
    <style:style style:name="P18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19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0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1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22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3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4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25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6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27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28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29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Arial" fo:font-size="9pt" style:font-size-asian="9pt" style:font-size-complex="9pt"/>
    </style:style>
    <style:style style:name="P30" style:family="paragraph" style:parent-style-name="Standard">
      <style:paragraph-properties fo:margin-top="0in" fo:margin-bottom="0.0835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1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top="0in" fo:margin-bottom="0in" fo:line-height="100%"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33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34" style:family="paragraph" style:parent-style-name="Text_20_body">
      <style:text-properties fo:font-size="6pt" style:font-size-asian="6pt" style:font-size-complex="6pt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4" style:family="text">
      <style:text-properties style:text-underline-style="none" style:font-name-complex="Arial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text-underline-style="none" style:font-name-complex="Arial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style:font-name-complex="Arial"/>
    </style:style>
    <style:style style:name="T9" style:family="text">
      <style:text-properties fo:language="ru" fo:country="RU"/>
    </style:style>
    <style:style style:name="T10" style:family="text">
      <style:text-properties style:text-position="sub 58%"/>
    </style:style>
    <style:style style:name="T11" style:family="text">
      <style:text-properties style:text-position="sub 58%" fo:language="en" fo:country="US" style:font-name-asian="Times New Roman" style:font-name-complex="Times New Roman"/>
    </style:style>
    <style:style style:name="T12" style:family="text">
      <style:text-properties style:text-position="sub 58%" fo:language="en" fo:country="US" style:font-name-complex="Tahoma"/>
    </style:style>
    <style:style style:name="T13" style:family="text">
      <style:text-properties style:text-position="sub 58%" fo:font-style="italic" style:font-name-asian="Times New Roman" style:font-style-asian="italic" style:font-name-complex="Times New Roman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6" style:family="text">
      <style:text-properties fo:font-style="italic" style:font-name-asian="Times New Roman" style:font-style-asian="italic" style:font-name-complex="Times New Roman" style:font-style-complex="italic"/>
    </style:style>
    <style:style style:name="T17" style:family="text">
      <style:text-properties style:font-name-complex="Arial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style:font-name-complex="Arial"/>
    </style:style>
    <style:style style:name="T20" style:family="text">
      <style:text-properties fo:color="#ffffff" style:text-underline-style="solid" style:text-underline-width="auto" style:text-underline-color="font-color" style:font-name-complex="Arial"/>
    </style:style>
    <style:style style:name="T21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style:use-window-font-color="true"/>
    </style:style>
    <style:style style:name="T24" style:family="text">
      <style:text-properties style:use-window-font-color="true" fo:language="en" fo:country="US"/>
    </style:style>
    <style:style style:name="T25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26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27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28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29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30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31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32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3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34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5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6" style:family="text">
      <style:text-properties style:text-position="super 58%"/>
    </style:style>
    <style:style style:name="T37" style:family="text">
      <style:text-properties style:text-position="0% 100%" style:font-name-asian="Times New Roman" style:font-name-complex="Times New Roman"/>
    </style:style>
    <style:style style:name="T38" style:family="text">
      <style:text-properties style:font-name-complex="Tahoma"/>
    </style:style>
    <style:style style:name="T39" style:family="text">
      <style:text-properties style:font-name-asian="Times New Roman" style:font-name-complex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ПРОТОКОЛ <text:span text:style-name="T9">ПОВЕРКИ</text:span></text:p>
      <text:p text:style-name="P13"/>
      <text:p text:style-name="P4">Измерителя-сигнализатора СРК-АТ2327</text:p>
      <text:p text:style-name="P4">Зав. № <text:span text:style-name="T5">$serial</text:span></text:p>
      <text:p text:style-name="P18"><text:span text:style-name="T21">Измери</text:span><text:span text:style-name="T17">принадлежащего </text:span><text:span text:style-name="T20">.</text:span><text:span text:style-name="T19"> <text:s text:c="105"/></text:span><text:span text:style-name="T20">.</text:span></text:p>
      <text:p text:style-name="P32"/>
      <text:p text:style-name="P21">Поверка проводилась на базе УП «АТОМТЕХ», в нормальных климатических условиях при температуре <text:span text:style-name="T14">Т</text:span> = <text:span text:style-name="T18"><text:s/></text:span><text:span text:style-name="T15">$temp </text:span><text:s/>°<text:span text:style-name="T14">С</text:span>, атмосферном давлении <text:span text:style-name="T14">Р</text:span> = <text:span text:style-name="T18"><text:s text:c="5"/></text:span><text:s/>мм.рт.ст, относительной влажности воздуха <text:span text:style-name="T14">р</text:span> = <text:span text:style-name="T18"><text:s/></text:span><text:span text:style-name="T15">$vlag </text:span><text:s/>%, внешнем фоне γ-излучения <text:span text:style-name="T7">H</text:span>*(10) = <text:span text:style-name="T18"><text:s/></text:span><text:span text:style-name="T15">$bground </text:span><text:s/>нЗв/ч, <text:s/>согласно методике, изложенной в <text:span text:style-name="T23">МП.</text:span><text:span text:style-name="T24">854</text:span><text:span text:style-name="T23">-20</text:span><text:span text:style-name="T24">20</text:span></text:p>
      <text:p text:style-name="P19"><text:span text:style-name="T9">1. С</text:span>редства <text:span text:style-name="T9">поверки</text:span></text:p>
      <text:p text:style-name="P15">а)<text:tab/>Эталонные средства измерений:</text:p>
      <text:p text:style-name="P22">- <text:span text:style-name="T5">$facility_140</text:span>;</text:p>
      <text:p text:style-name="P16"><text:span text:style-name="T2">б</text:span><text:span text:style-name="T3">)<text:tab/></text:span><text:span text:style-name="T2">Оборудование</text:span><text:span text:style-name="T3">:</text:span></text:p>
      <text:p text:style-name="P23">- пульт проверки БД ТИАЯ.441546.001, или адаптер интерфейсный ТИАЯ.468369.004 с ПЭВМ, управляемой программой “SARKtech”;</text:p>
      <text:p text:style-name="P20">2. Поверка блоков детектирования</text:p>
      <text:p text:style-name="P15">а)<text:tab/>Внешний осмотр и опробование БД:</text:p>
      <text:p text:style-name="P24">- документация<text:tab/></text:p>
      <text:p text:style-name="P24">- отсутствие механических повреждений<text:tab/></text:p>
      <text:p text:style-name="P25"><text:span text:style-name="T9">- </text:span><text:span text:style-name="T9">наличие четких маркировочных надписей на БД и контрольном источнике</text:span><text:span text:style-name="T9"><text:tab/></text:span></text:p>
      <text:p text:style-name="P24">- контроль работоспособности<text:tab/></text:p>
      <text:p text:style-name="P15"><text:span text:style-name="T9">б</text:span>)<text:tab/>Определение допускаемой основной относительной погрешности измерения мощности амбиентного эквивалента <text:span text:style-name="T9">дозы</text:span> измерителя с БДК<text:span text:style-name="T9">Н</text:span>–0<text:span text:style-name="T5">4</text:span></text:p>
      <text:p text:style-name="P17"/>
      <table:table table:name="t1" table:style-name="t1">
        <table:table-column table:style-name="t1.A"/>
        <table:table-column table:style-name="t1.B"/>
        <table:table-column table:style-name="t1.C" table:number-columns-repeated="3"/>
        <table:table-column table:style-name="t1.F"/>
        <table:table-row>
          <table:table-cell table:style-name="t1.A1" table:number-columns-spanned="6" office:value-type="string">
            <text:p text:style-name="P31"><text:span text:style-name="T8">Блок детектирования </text:span>нейтронного излучения с БДКН-04 № <text:span text:style-name="T8">$bd_num1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8"><text:span text:style-name="T9">Мощность дозы</text:span> в поверяемой точке</text:p>
            <text:p text:style-name="P14"><text:span text:style-name="T25">H*</text:span><text:span text:style-name="T30">oi</text:span><text:span text:style-name="T28">(10)</text:span></text:p>
          </table:table-cell>
          <table:table-cell table:style-name="t1.B2" office:value-type="string">
            <text:p text:style-name="P7">Фон</text:p>
            <text:p text:style-name="P7"><text:span text:style-name="T5">R=</text:span>2<text:span text:style-name="T5">,0</text:span>м</text:p>
          </table:table-cell>
          <table:table-cell table:style-name="t1.B2" office:value-type="string">
            <text:p text:style-name="P8">ИБН-<text:span text:style-name="T5">8-3</text:span></text:p>
            <text:p text:style-name="P7">№<text:span text:style-name="T5">027</text:span></text:p>
            <text:p text:style-name="P7"><text:span text:style-name="T5">R=2,0</text:span>м</text:p>
            <text:p text:style-name="P7"><text:span text:style-name="T5">B(R)=0,</text:span>866</text:p>
            <text:p text:style-name="P7"><text:span text:style-name="T25">H</text:span><text:span text:style-name="T34">*</text:span><text:span text:style-name="T30">oi</text:span><text:span text:style-name="T28">(10)</text:span><text:span text:style-name="T5">=</text:span><text:span text:style-name="T9">8,3</text:span></text:p>
            <text:p text:style-name="P26">1-10</text:p>
          </table:table-cell>
          <table:table-cell table:style-name="t1.B2" office:value-type="string">
            <text:p text:style-name="P8">ИБН-<text:span text:style-name="T5">8-6</text:span></text:p>
            <text:p text:style-name="P7">№0<text:span text:style-name="T5">10</text:span></text:p>
            <text:p text:style-name="P7"><text:span text:style-name="T5">R=2,0</text:span>м</text:p>
            <text:p text:style-name="P7"><text:span text:style-name="T5">B(R)=0,</text:span>866</text:p>
            <text:p text:style-name="P7"><text:span text:style-name="T25">H</text:span><text:span text:style-name="T34">*</text:span><text:span text:style-name="T30">oi</text:span><text:span text:style-name="T28">(10)</text:span><text:span text:style-name="T5">=</text:span><text:span text:style-name="T9">80</text:span></text:p>
            <text:p text:style-name="P10">20-100</text:p>
          </table:table-cell>
          <table:table-cell table:style-name="t1.B2" office:value-type="string">
            <text:p text:style-name="P28">ИБН-8-6</text:p>
            <text:p text:style-name="P27">№<text:span text:style-name="T5">010</text:span></text:p>
            <text:p text:style-name="P27"><text:span text:style-name="T5">R=1,0</text:span>м</text:p>
            <text:p text:style-name="P27"><text:span text:style-name="T5">B(R)=0,</text:span>957</text:p>
            <text:p text:style-name="P27"><text:span text:style-name="T25">H</text:span><text:span text:style-name="T34">*</text:span><text:span text:style-name="T30">oi</text:span><text:span text:style-name="T28">(10)</text:span><text:span text:style-name="T5">=</text:span><text:span text:style-name="T9">331</text:span></text:p>
            <text:p text:style-name="P29">2<text:span text:style-name="T39">·</text:span>10<text:span text:style-name="T36">2</text:span>-10<text:span text:style-name="T36">3</text:span></text:p>
          </table:table-cell>
          <table:table-cell table:style-name="t1.F2" office:value-type="string">
            <text:p text:style-name="P28">ИБН-8-6</text:p>
            <text:p text:style-name="P27">№<text:span text:style-name="T5">010</text:span></text:p>
            <text:p text:style-name="P27"><text:span text:style-name="T5">R=0,5</text:span>м</text:p>
            <text:p text:style-name="P27"><text:span text:style-name="T5">B(R)=0,9</text:span>91</text:p>
            <text:p text:style-name="P27"><text:span text:style-name="T25">H</text:span><text:span text:style-name="T34">*</text:span><text:span text:style-name="T30">oi</text:span><text:span text:style-name="T28">(10)</text:span><text:span text:style-name="T5">=</text:span><text:span text:style-name="T9">1434</text:span></text:p>
            <text:p text:style-name="P29">2<text:span text:style-name="T39">·</text:span>10<text:span text:style-name="T36">3</text:span>-10<text:span text:style-name="T36">4</text:span></text:p>
          </table:table-cell>
        </table:table-row>
        <table:table-row>
          <table:table-cell table:style-name="t1.A3" office:value-type="string">
            <text:p text:style-name="P12">Показания прибора в поверяемой точке</text:p>
            <text:p text:style-name="P11"><text:span text:style-name="T26">H</text:span><text:span text:style-name="T35">*</text:span><text:span text:style-name="T31">i</text:span><text:span text:style-name="T29">(10) мкЗв/ч, </text:span><text:span text:style-name="T37">±δ</text:span><text:span text:style-name="T10">ст</text:span>, %</text:p>
          </table:table-cell>
          <table:table-cell table:style-name="t1.B3" office:value-type="string">
            <text:p text:style-name="P8"/>
          </table:table-cell>
          <table:table-cell table:style-name="t1.B3" office:value-type="string">
            <text:p text:style-name="P10">$1-61</text:p>
            <text:p text:style-name="P10">$1-71</text:p>
            <text:p text:style-name="P10">$1-81</text:p>
          </table:table-cell>
          <table:table-cell table:style-name="t1.B3" office:value-type="string">
            <text:p text:style-name="P10">$1-62</text:p>
            <text:p text:style-name="P10">$1-72</text:p>
            <text:p text:style-name="P10">$1-82</text:p>
          </table:table-cell>
          <table:table-cell table:style-name="t1.B3" office:value-type="string">
            <text:p text:style-name="P10">$1-63</text:p>
            <text:p text:style-name="P10">$1-73</text:p>
            <text:p text:style-name="P10">$1-83</text:p>
          </table:table-cell>
          <table:table-cell table:style-name="t1.F3" office:value-type="string">
            <text:p text:style-name="P10">$1-64</text:p>
            <text:p text:style-name="P10">$1-74</text:p>
            <text:p text:style-name="P10">$1-84</text:p>
          </table:table-cell>
        </table:table-row>
        <table:table-row>
          <table:table-cell table:style-name="t1.A3" office:value-type="string">
            <text:p text:style-name="P12">Среднее значение показаний, <text:span text:style-name="T27">H</text:span><text:span text:style-name="T35">*</text:span><text:span text:style-name="T31">i</text:span><text:span text:style-name="T29">(10) мкЗв/ч</text:span></text:p>
          </table:table-cell>
          <table:table-cell table:style-name="t1.B3" office:value-type="string">
            <text:p text:style-name="P10">$<text:span text:style-name="T9">1</text:span>-00</text:p>
          </table:table-cell>
          <table:table-cell table:style-name="t1.B3" office:value-type="string">
            <text:p text:style-name="P10">$<text:span text:style-name="T9">1</text:span>-01</text:p>
          </table:table-cell>
          <table:table-cell table:style-name="t1.B3" office:value-type="string">
            <text:p text:style-name="P10">$<text:span text:style-name="T9">1</text:span>-02</text:p>
          </table:table-cell>
          <table:table-cell table:style-name="t1.B3" office:value-type="string">
            <text:p text:style-name="P10">$<text:span text:style-name="T9">1</text:span>-03</text:p>
          </table:table-cell>
          <table:table-cell table:style-name="t1.F3" office:value-type="string">
            <text:p text:style-name="P10">$<text:span text:style-name="T9">1</text:span>-04</text:p>
          </table:table-cell>
        </table:table-row>
        <table:table-row>
          <table:table-cell table:style-name="t1.A3" office:value-type="string">
            <text:p text:style-name="P12">Результат измерения мощности дозы в поверяемой точке</text:p>
            <text:p text:style-name="P11"><text:span text:style-name="T26">H</text:span><text:span text:style-name="T35">*</text:span><text:span text:style-name="T32">пр</text:span><text:span text:style-name="T33">i</text:span><text:span text:style-name="T29">(10) мкЗв/ч</text:span></text:p>
          </table:table-cell>
          <table:table-cell table:style-name="t1.B3" office:value-type="string">
            <text:p text:style-name="P8"/>
          </table:table-cell>
          <table:table-cell table:style-name="t1.B3" office:value-type="string">
            <text:p text:style-name="P10">$1-n21</text:p>
          </table:table-cell>
          <table:table-cell table:style-name="t1.B3" office:value-type="string">
            <text:p text:style-name="P10">$1-n22</text:p>
          </table:table-cell>
          <table:table-cell table:style-name="t1.B3" office:value-type="string">
            <text:p text:style-name="P10">$1-n23</text:p>
          </table:table-cell>
          <table:table-cell table:style-name="t1.F3" office:value-type="string">
            <text:p text:style-name="P10">$1-n24</text:p>
          </table:table-cell>
        </table:table-row>
        <table:table-row>
          <table:table-cell table:style-name="t1.A3" office:value-type="string">
            <text:p text:style-name="P9">Основная относительная погрешность измерения, <text:s/><text:span text:style-name="T16">θ</text:span><text:span text:style-name="T13">пр</text:span><text:span text:style-name="T11">i</text:span>, %</text:p>
          </table:table-cell>
          <table:table-cell table:style-name="t1.B3" office:value-type="string">
            <text:p text:style-name="P8"/>
          </table:table-cell>
          <table:table-cell table:style-name="t1.B3" office:value-type="string">
            <text:p text:style-name="P10">$1-n31</text:p>
          </table:table-cell>
          <table:table-cell table:style-name="t1.B3" office:value-type="string">
            <text:p text:style-name="P10">$1-n32</text:p>
          </table:table-cell>
          <table:table-cell table:style-name="t1.B3" office:value-type="string">
            <text:p text:style-name="P10">$1-n33</text:p>
          </table:table-cell>
          <table:table-cell table:style-name="t1.F3" office:value-type="string">
            <text:p text:style-name="P10">$1-n34</text:p>
          </table:table-cell>
        </table:table-row>
        <table:table-row>
          <table:table-cell table:style-name="t1.A3" office:value-type="string">
            <text:p text:style-name="P9">Доверительная граница основной относительной погрешности, <text:span text:style-name="T38">Δ</text:span><text:span text:style-name="T12">i</text:span>, %</text:p>
          </table:table-cell>
          <table:table-cell table:style-name="t1.B3" office:value-type="string">
            <text:p text:style-name="P8"/>
            <text:p text:style-name="P7"/>
          </table:table-cell>
          <table:table-cell table:style-name="t1.B3" office:value-type="string">
            <text:p text:style-name="P10">$1-n41</text:p>
          </table:table-cell>
          <table:table-cell table:style-name="t1.B3" office:value-type="string">
            <text:p text:style-name="P10">$1-n42</text:p>
          </table:table-cell>
          <table:table-cell table:style-name="t1.B3" office:value-type="string">
            <text:p text:style-name="P10">$1-n43</text:p>
          </table:table-cell>
          <table:table-cell table:style-name="t1.F3" office:value-type="string">
            <text:p text:style-name="P10">$1-n44</text:p>
          </table:table-cell>
        </table:table-row>
        <table:table-row table:style-name="t1.8">
          <table:table-cell table:style-name="t1.A8" office:value-type="string">
            <text:p text:style-name="P30"><text:span text:style-name="T22">Пределосновной </text:span>относительной погрешности , %</text:p>
          </table:table-cell>
          <table:table-cell table:style-name="t1.B8" office:value-type="string">
            <text:p text:style-name="P8"/>
          </table:table-cell>
          <table:table-cell table:style-name="t1.C8" table:number-columns-spanned="4" office:value-type="string">
            <text:p text:style-name="P8">±<text:span text:style-name="T9">20</text:span></text:p>
          </table:table-cell>
          <table:covered-table-cell/>
          <table:covered-table-cell/>
          <table:covered-table-cell/>
        </table:table-row>
      </table:table>
      <text:p text:style-name="P34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tab/></text:p>
          </table:table-cell>
        </table:table-row>
        <table:table-row>
          <table:table-cell table:style-name="Таблица13.A1" office:value-type="string">
            <text:p text:style-name="P6"><text:span text:style-name="T9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9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5">Поверитель<text:tab/></text:p>
          </table:table-cell>
        </table:table-row>
        <table:table-row>
          <table:table-cell table:style-name="Таблица13.A6" office:value-type="string">
            <text:p text:style-name="P5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style:text-underline-style="none" style:font-name-complex="Arial"/>
    </style:style>
    <style:style style:name="MT3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4047in" fo:margin-bottom="0.1654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756in" fo:margin-bottom="0.22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tab/>№ <text:span text:style-name="MT2">$</text:span><text:span text:style-name="MT3">serial</text:span></text:p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27T14:48:21.63</dc:date>
    <meta:editing-duration>P3DT1H57M22S</meta:editing-duration>
    <meta:editing-cycles>324</meta:editing-cycles>
    <meta:generator>OpenOffice/4.1.6$Win32 OpenOffice.org_project/416m1$Build-9790</meta:generator>
    <meta:document-statistic meta:table-count="2" meta:image-count="0" meta:object-count="0" meta:page-count="1" meta:paragraph-count="92" meta:word-count="248" meta:character-count="1956"/>
  </office:meta>
</office:document-meta>
</file>